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a88a2" officeooo:paragraph-rsid="000a88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b常用命令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9T15:38:00.246874045</meta:creation-date>
    <dc:date>2017-06-09T15:38:33.099188416</dc:date>
    <meta:editing-duration>P0D</meta:editing-duration>
    <meta:editing-cycles>1</meta:editing-cycles>
    <meta:document-statistic meta:table-count="0" meta:image-count="0" meta:object-count="0" meta:page-count="1" meta:paragraph-count="1" meta:word-count="5" meta:character-count="7" meta:non-whitespace-character-count="7"/>
    <meta:generator>LibreOffice/4.2.8.2$Linux_X86_64 LibreOffice_project/420m0$Build-2</meta:generator>
  </office:meta>
</office:document-meta>
</file>